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 for Powerline" svg:font-family="'DejaVu Sans Mono for Powerline'" style:font-family-generic="modern"/>
    <style:font-face style:name="Liberation Mono" svg:font-family="'Liberation Mono', 'Courier New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6">
      <style:text-properties fo:color="#333333" style:font-name="DejaVu Sans Mono for Powerline" fo:font-size="9pt" fo:language="none" fo:country="none" style:font-name-asian="DejaVu Sans Mono for Powerline" style:font-size-asian="9pt" style:language-asian="none" style:country-asian="none" style:font-name-complex="DejaVu Sans Mono for Powerline" style:font-size-complex="9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_ref</text:p>
          </table:table-cell>
          <table:table-cell table:style-name="ce1" office:value-type="float" office:value="-7.45942759" calcext:value-type="float">
            <text:p>-7.459428</text:p>
          </table:table-cell>
          <table:table-cell/>
          <table:table-cell office:value-type="string" calcext:value-type="string">
            <text:p>Corr_OH</text:p>
          </table:table-cell>
          <table:table-cell office:value-type="float" office:value="0.2945" calcext:value-type="float">
            <text:p>0.29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_ref</text:p>
          </table:table-cell>
          <table:table-cell table:style-name="ce1" office:value-type="float" office:value="-3.38574595" calcext:value-type="float">
            <text:p>-3.385746</text:p>
          </table:table-cell>
          <table:table-cell/>
          <table:table-cell office:value-type="string" calcext:value-type="string">
            <text:p>Corr_O</text:p>
          </table:table-cell>
          <table:table-cell office:value-type="float" office:value="0.044" calcext:value-type="float">
            <text:p>0.0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office:value-type="string" calcext:value-type="string">
            <text:p>Corr_OOH</text:p>
          </table:table-cell>
          <table:table-cell office:value-type="float" office:value="0.3765" calcext:value-type="float">
            <text:p>0.37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d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table:style-name="ce3" office:value-type="float" office:value="-539.27918288" calcext:value-type="float">
            <text:p>-539.279183</text:p>
          </table:table-cell>
          <table:table-cell/>
          <table:table-cell table:formula="of:=[.C6]-[.$C$9]" office:value-type="float" office:value="-9.87417718000006" calcext:value-type="float">
            <text:p>-9.87417718000006</text:p>
          </table:table-cell>
          <table:table-cell table:formula="of:=[.E6]-[.C1]-[.C2]" office:value-type="float" office:value="0.970996359999939" calcext:value-type="float">
            <text:p>0.970996359999939</text:p>
          </table:table-cell>
          <table:table-cell table:formula="of:=[.F6]+[.F1]" office:value-type="float" office:value="1.26549635999994" calcext:value-type="float">
            <text:p>1.26549635999994</text:p>
          </table:table-cell>
          <table:table-cell table:formula="of:=[.G6]" office:value-type="float" office:value="1.26549635999994" calcext:value-type="float">
            <text:p>1.26549635999994</text:p>
          </table:table-cell>
          <table:table-cell table:formula="of:=[.G6]-[.F6]" office:value-type="float" office:value="0.2945" calcext:value-type="float">
            <text:p>0.2945</text:p>
          </table:table-cell>
          <table:table-cell table:formula="of:=1.23+[.I6]" office:value-type="float" office:value="1.5245" calcext:value-type="float">
            <text:p>1.524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3" office:value-type="float" office:value="-534.06752105" calcext:value-type="float">
            <text:p>-534.067521</text:p>
          </table:table-cell>
          <table:table-cell/>
          <table:table-cell table:formula="of:=[.C7]-[.$C$9]" office:value-type="float" office:value="-4.66251535000004" calcext:value-type="float">
            <text:p>-4.66251535000004</text:p>
          </table:table-cell>
          <table:table-cell table:formula="of:=[.E7]-[.C1]" office:value-type="float" office:value="2.79691223999996" calcext:value-type="float">
            <text:p>2.79691223999996</text:p>
          </table:table-cell>
          <table:table-cell table:formula="of:=[.F7]+[.F2]" office:value-type="float" office:value="2.84091223999996" calcext:value-type="float">
            <text:p>2.84091223999996</text:p>
          </table:table-cell>
          <table:table-cell table:formula="of:=[.G7]-[.G6]" office:value-type="float" office:value="1.57541588000003" calcext:value-type="float">
            <text:p>1.57541588000003</text:p>
          </table:table-cell>
          <table:table-cell table:formula="of:=[.G7]-[.F7]" office:value-type="float" office:value="0.044" calcext:value-type="float">
            <text:p>0.044</text:p>
          </table:table-cell>
          <table:table-cell table:formula="of:=1.23+[.I7]" office:value-type="float" office:value="1.274" calcext:value-type="float">
            <text:p>1.274</text:p>
          </table:table-cell>
        </table:table-row>
        <table:table-row table:style-name="ro1">
          <table:table-cell/>
          <table:table-cell office:value-type="string" calcext:value-type="string">
            <text:p>OOH</text:p>
          </table:table-cell>
          <table:table-cell table:style-name="ce3" office:value-type="float" office:value="-543.88070976" calcext:value-type="float">
            <text:p>-543.880710</text:p>
          </table:table-cell>
          <table:table-cell/>
          <table:table-cell table:formula="of:=[.C8]-[.$C$9]" office:value-type="float" office:value="-14.47570406" calcext:value-type="float">
            <text:p>-14.47570406</text:p>
          </table:table-cell>
          <table:table-cell table:formula="of:=[.E8]-2*[.C1]-[.C2]" office:value-type="float" office:value="3.82889707" calcext:value-type="float">
            <text:p>3.82889707</text:p>
          </table:table-cell>
          <table:table-cell table:formula="of:=[.F8]+[.F3]" office:value-type="float" office:value="4.20539707" calcext:value-type="float">
            <text:p>4.20539707</text:p>
          </table:table-cell>
          <table:table-cell table:formula="of:=[.G8]-[.G7]" office:value-type="float" office:value="1.36448483000004" calcext:value-type="float">
            <text:p>1.36448483000004</text:p>
          </table:table-cell>
          <table:table-cell table:formula="of:=[.G8]-[.F8]" office:value-type="float" office:value="0.3765" calcext:value-type="float">
            <text:p>0.3765</text:p>
          </table:table-cell>
          <table:table-cell table:formula="of:=1.23+[.I8]" office:value-type="float" office:value="1.6065" calcext:value-type="float">
            <text:p>1.6065</text:p>
          </table:table-cell>
        </table:table-row>
        <table:table-row table:style-name="ro2">
          <table:table-cell/>
          <table:table-cell office:value-type="string" calcext:value-type="string">
            <text:p>bare</text:p>
          </table:table-cell>
          <table:table-cell table:style-name="ce4" office:value-type="float" office:value="-529.4050057" calcext:value-type="float">
            <text:p>-529.405005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" office:value-type="float" office:value="-529.85123119" calcext:value-type="float">
            <text:p>-529.8512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-529.4050057" calcext:value-type="float">
            <text:p>-529.4050057</text:p>
          </table:table-cell>
          <table:table-cell table:number-columns-repeated="2"/>
          <table:table-cell office:value-type="string" calcext:value-type="string">
            <text:p>O-OH</text:p>
          </table:table-cell>
          <table:table-cell table:formula="of:=[.G7]-[.G6]" office:value-type="float" office:value="1.57541588000003" calcext:value-type="float">
            <text:p>1.5754158800000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G6]" office:value-type="float" office:value="1.26549635999994" calcext:value-type="float">
            <text:p>1.2654963599999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([.G7]-[.G6])" office:value-type="float" office:value="1.57541588000003" calcext:value-type="float">
            <text:p>1.5754158800000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([.G8]-[.G7])" office:value-type="float" office:value="1.36448483000004" calcext:value-type="float">
            <text:p>1.364484830000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 for Powerline" svg:font-family="'DejaVu Sans Mono for Powerline'" style:font-family-generic="modern"/>
    <style:font-face style:name="Liberation Mono" svg:font-family="'Liberation Mono', 'Courier New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1T19:53:14.769000000</meta:creation-date>
    <dc:date>2020-04-12T15:07:38.613000000</dc:date>
    <meta:editing-duration>PT17H33M33S</meta:editing-duration>
    <meta:editing-cycles>1</meta:editing-cycles>
    <meta:generator>LibreOffice/6.3.5.2$Windows_X86_64 LibreOffice_project/dd0751754f11728f69b42ee2af66670068624673</meta:generator>
    <meta:document-statistic meta:table-count="1" meta:cell-count="45" meta:object-count="0"/>
  </office:meta>
</office:document-meta>
</file>